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6000002D1381542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alytics Engineerin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945cm" svg:height="15.749cm" svg:x="1.568cm" svg:y="0.021cm">
          <draw:image xlink:href="Pictures/1000000100000476000002D138154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25:20.019961372</meta:creation-date>
    <dc:date>2025-02-20T22:26:00.688660168</dc:date>
    <meta:editing-duration>PT41S</meta:editing-duration>
    <meta:editing-cycles>1</meta:editing-cycles>
    <meta:document-statistic meta:object-count="30"/>
    <meta:generator>LibreOffice/24.2.7.2$Linux_X86_64 LibreOffice_project/420$Build-2</meta:generator>
  </office:meta>
</office:document-meta>
</file>